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wielbiać </text:span><text:span text:style-name="T1">mego Pana chcę</text:span><text:span text:style-name="T1"><text:line-break/></text:span><text:span text:style-name="T1">Wyśpiewać Jemu </text:span><text:span text:style-name="T1">nową pieśń</text:span><text:span text:style-name="T1"><text:line-break/></text:span><text:span text:style-name="T1">On ukojeniem</text:span><text:span text:style-name="T1"><text:line-break/></text:span><text:span text:style-name="T1">i zbawieniem duszy mej</text:span><text:span text:style-name="T1"><text:line-break/></text:span><text:span text:style-name="T1">Tylko Jemu służyć chc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lleluja, </text:span><text:span text:style-name="T1">uwielbiaj duszo ma</text:span><text:span text:style-name="T1"><text:line-break/></text:span><text:span text:style-name="T1">Wywyższaj Pana,</text:span><text:span text:style-name="T1"><text:line-break/></text:span><text:span text:style-name="T1">wywyższaj Go</text:span><text:span text:style-name="T1"><text:line-break/></text:span><text:span text:style-name="T1">Alleluja, uwielbiaj duszo ma</text:span><text:span text:style-name="T1"><text:line-break/></text:span><text:span text:style-name="T1">On godzien</text:span><text:span text:style-name="T1"><text:line-break/></text:span><text:span text:style-name="T1">wszelkiej chwały 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1T22:47:02</meta:creation-date>
    <dc:creator>Rafał Talacha</dc:creator>
    <dc:date>2009-02-01T13:56:25</dc:date>
    <dc:language>pl-PL</dc:language>
    <meta:editing-cycles>5</meta:editing-cycles>
    <meta:editing-duration>PT2M26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